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arial" svg:font-family="arial, sans-serif"/>
    <style:font-face style:name="Cantarell" svg:font-family="Cantarel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0.9618in"/>
    </style:style>
    <style:style style:name="Table1.B" style:family="table-column">
      <style:table-column-properties style:column-width="5.961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3472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4" style:family="table-cell">
      <style:table-cell-properties fo:background-color="transparent" fo:padding="0.0382in" fo:border-left="0.05pt solid #000000" fo:border-right="none" fo:border-top="none" fo:border-bottom="0.05pt solid #000000">
        <style:background-image/>
      </style:table-cell-properties>
    </style:style>
    <style:style style:name="Table1.5" style:family="table-row">
      <style:table-row-properties style:min-row-height="7.459in"/>
    </style:style>
    <style:style style:name="P1" style:family="paragraph" style:parent-style-name="Table_20_Contents" style:list-style-name="L1">
      <style:text-properties fo:font-variant="normal" fo:text-transform="none" fo:color="#222222" style:font-name="Liberation Serif" fo:font-size="10pt" fo:letter-spacing="normal" fo:font-style="normal" fo:font-weight="normal" style:font-size-asian="10pt" style:font-size-complex="10pt"/>
    </style:style>
    <style:style style:name="P2" style:family="paragraph" style:parent-style-name="Table_20_Contents" style:list-style-name="L1">
      <style:text-properties fo:font-variant="normal" fo:text-transform="none" fo:color="#222222" style:font-name="Century Schoolbook L" fo:font-size="10pt" fo:letter-spacing="normal" fo:font-style="normal" fo:font-weight="normal" style:font-size-asian="10pt" style:font-size-complex="10pt"/>
    </style:style>
    <style:style style:name="P3" style:family="paragraph" style:parent-style-name="Table_20_Contents" style:list-style-name="L1">
      <style:text-properties fo:font-variant="normal" fo:text-transform="none" fo:color="#000000" style:font-name="Liberation Serif" fo:font-size="10pt" fo:letter-spacing="normal" fo:font-style="normal" fo:font-weight="normal" style:font-size-asian="10pt" style:font-weight-asian="normal" style:font-size-complex="10pt" style:font-weight-complex="normal"/>
    </style:style>
    <style:style style:name="P4" style:family="paragraph" style:parent-style-name="Table_20_Contents">
      <style:text-properties style:font-name="Liberation Serif" fo:font-size="10pt" style:font-size-asian="10pt" style:font-size-complex="10pt"/>
    </style:style>
    <style:style style:name="P5" style:family="paragraph" style:parent-style-name="Table_20_Contents">
      <style:text-properties style:font-name="Liberation Serif" fo:font-size="10pt" fo:font-weight="bold" style:font-size-asian="10pt" style:font-weight-asian="bold" style:font-size-complex="10pt" style:font-weight-complex="bold"/>
    </style:style>
    <style:style style:name="P6" style:family="paragraph" style:parent-style-name="Table_20_Contents">
      <style:paragraph-properties fo:background-color="transparent">
        <style:background-image/>
      </style:paragraph-properties>
      <style:text-properties style:font-name="Liberation Serif" fo:font-size="10pt" fo:font-weight="bold" style:font-size-asian="10pt" style:font-weight-asian="bold" style:font-size-complex="10pt" style:font-weight-complex="bold"/>
    </style:style>
    <style:style style:name="P7" style:family="paragraph" style:parent-style-name="Standard" style:list-style-name="L1">
      <style:text-properties fo:font-variant="normal" fo:text-transform="none" fo:color="#222222" style:font-name="Liberation Serif" fo:font-size="10pt" fo:letter-spacing="normal" fo:font-style="normal" fo:font-weight="normal" style:font-size-asian="10pt" style:font-size-complex="10pt"/>
    </style:style>
    <style:style style:name="P8" style:family="paragraph" style:parent-style-name="Standard">
      <style:text-properties style:font-name="Cantarell" fo:font-size="10pt" fo:font-weight="bold" style:font-size-asian="10pt" style:font-weight-asian="bold" style:font-size-complex="10pt" style:font-weight-complex="bold"/>
    </style:style>
    <style:style style:name="P9" style:family="paragraph" style:parent-style-name="Standard">
      <style:text-properties fo:font-size="10pt" style:font-size-asian="10pt" style:font-size-complex="10pt"/>
    </style:style>
    <style:style style:name="T1" style:family="text">
      <style:text-properties style:font-name="Cantarell"/>
    </style:style>
    <style:style style:name="T2" style:family="text">
      <style:text-properties style:font-name="Cantarell" fo:font-weight="bold" style:font-weight-asian="bold" style:font-weight-complex="bold"/>
    </style:style>
    <style:style style:name="T3" style:family="text">
      <style:text-properties style:text-position="super 58%"/>
    </style:style>
    <style:style style:name="T4" style:family="text">
      <style:text-properties style:font-size-asian="10.5pt" style:font-size-complex="10.5pt"/>
    </style:style>
    <style:style style:name="T5" style:family="text">
      <style:text-properties style:font-name="arial"/>
    </style:style>
    <style:style style:name="T6" style:family="text">
      <style:text-properties style:font-name="arial" fo:font-size="9.75pt"/>
    </style:style>
    <style:style style:name="T7" style:family="text">
      <style:text-properties style:font-name="arial" fo:font-size="9.75pt" style:font-size-asian="10.5pt" style:font-size-complex="10.5pt"/>
    </style:style>
    <style:style style:name="T8"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inutes of Meeting </text:p>
      <text:p text:style-name="P9"><text:span text:style-name="T2">GMRT</text:span><text:span text:style-name="T8"><text:tab/></text:span><text:tab/><text:tab/><text:tab/><text:tab/><text:span text:style-name="T2">Minutes of Meeting</text:span></text:p>
      <text:p text:style-name="P9"><text:tab/></text:p>
      <table:table table:name="Table1" table:style-name="Table1">
        <table:table-column table:style-name="Table1.A"/>
        <table:table-column table:style-name="Table1.B"/>
        <table:table-row>
          <table:table-cell table:style-name="Table1.A1" office:value-type="string">
            <text:p text:style-name="P6">Meeting</text:p>
          </table:table-cell>
          <table:table-cell table:style-name="Table1.B1" office:value-type="string">
            <text:p text:style-name="P5">Meeting related to In House CMS development</text:p>
          </table:table-cell>
        </table:table-row>
        <table:table-row table:style-name="Table1.2">
          <table:table-cell table:style-name="Table1.A2" office:value-type="string">
            <text:p text:style-name="P6">Held on</text:p>
          </table:table-cell>
          <table:table-cell table:style-name="Table1.B2" office:value-type="string">
            <text:p text:style-name="P5">23<text:span text:style-name="T3">rd</text:span> JULY 2013 Time : 3.00 PM to 4.00 PM; GMRT conference room,NGK from NCRA conference room </text:p>
          </table:table-cell>
        </table:table-row>
        <table:table-row>
          <table:table-cell table:style-name="Table1.A2" office:value-type="string">
            <text:p text:style-name="P6">Attendees</text:p>
          </table:table-cell>
          <table:table-cell table:style-name="Table1.B2" office:value-type="string">
            <text:p text:style-name="P5">NGK, NAYAK JI, SNK, CPK, NMS &amp; RRU</text:p>
          </table:table-cell>
        </table:table-row>
        <table:table-row>
          <table:table-cell table:style-name="Table1.A4" office:value-type="string">
            <text:p text:style-name="P6">Agenda</text:p>
          </table:table-cell>
          <table:table-cell table:style-name="Table1.B2" office:value-type="string">
            <text:p text:style-name="P5">In House CMS development </text:p>
          </table:table-cell>
        </table:table-row>
        <table:table-row table:style-name="Table1.5">
          <table:table-cell table:style-name="Table1.A4" office:value-type="string">
            <text:p text:style-name="P6">Highlights</text:p>
            <text:p text:style-name="P6">and items</text:p>
            <text:p text:style-name="P6">discussed </text:p>
          </table:table-cell>
          <table:table-cell table:style-name="Table1.B2" office:value-type="string">
            <text:p text:style-name="P4"><text:s text:c="13"/>Discussed following items :</text:p>
            <text:list xml:id="list1002110399" text:style-name="L1">
              <text:list-item>
                <text:p text:style-name="P7">On 3 July 2013 after the meeting in the conference room, the group met in the telemetry lab to discuss the setup and plan next round of experiment. It was decided to conduct the experiment of communicating with an MCM installed at the antenna base of an antenna where Ethernet has been enabled and check for round trip times, errors, problems.</text:p>
                <text:p text:style-name="P7"/>
              </text:list-item>
              <text:list-item>
                <text:p text:style-name="P7">Naresh and Santaji installed a new MCM card in the antenna shell on C03 antenna which has Ethernet connectivity to the central building. <text:s/>A temperature monitoring system was connected to this MCM card which <text:s/>was monitoring the temperature in the antenna shell. These data were then brought to the data monitoring computer in the telemetry lab and logged into the MySQL database. <text:s/>The MCM is switched on by them for <text:s/>monitoring during upgrade/maintenance slots and switched off during observations. The system is working well and continuously when switched on and has given satisfactory performance so far.</text:p>
                <text:p text:style-name="P7"/>
              </text:list-item>
              <text:list-item>
                <text:p text:style-name="P7">Santaji sent plots of C03 to the group with temperature recorded by the new MCM and the old MCM. There are slight differences in the mean/rms of the two records which was discussed by the group. It was concluded that these are due to the different locations of the sentinel system and the data rates. The data logged from the old system is averaged over 3m whereas the data from the new system is being logged every second. The old temperature sensor is near the roof of the antenna shell whereas the new sensor sits inside a rack.</text:p>
                <text:p text:style-name="P1"/>
              </text:list-item>
              <text:list-item>
                <text:p text:style-name="P1">RRU updated that he has implemented background monitoring for all sub-system of C00 &amp; C01 antenna, And it is working fine for last 3-4 days.</text:p>
                <text:p text:style-name="P1">RRU gave the modified MCM communication program ( USB-RS485 ) to FE group.</text:p>
                <text:p text:style-name="P1">RRU reviewed the SRS document circulated by TCS related to M&amp;C software. </text:p>
                <text:p text:style-name="P1">RRU updated about the procedure optimization related to MCM monitoring.</text:p>
                <text:p text:style-name="P1">Discussion with Servo group has not been started. </text:p>
                <text:p text:style-name="P1"/>
              </text:list-item>
              <text:list-item>
                <text:p text:style-name="P3">NMS updated that he has implemented a QML GUI client for setting antenna sub-system like Front End, Analog Back end. Once user select the setting of a particular system and click submit command goes up to Server program.</text:p>
                <text:p text:style-name="P2"><text:s text:c="2"/></text:p>
              </text:list-item>
              <text:list-item>
                <text:p text:style-name="P1">CPK updated that 48 MCM cards are tested.</text:p>
                <text:p text:style-name="P1">- CPK &amp; Sumit identified L2 <text:s/>N/W switches Cisco, Dell, HP &amp; D-Link company. Enquiries has been sent for those N/W switches. <text:s/>Some of the selected switches are 10 ports, 16 ports and 24 ports. Search for L3 switch has been started. 16 MCM card has been given to Analog back end group. Now AB group has 30 MCM card including 8 previous. They will need 45 MCM card. AB group controlling the <text:s text:c="2"/>MCM cards through present online.</text:p>
                <text:p text:style-name="P1"><text:s/>16 MCM cards are with a web/online interface. <text:s/>CPK working on remote rabbit program updated. 70% work is done some improvement <text:s/>is going on. It will be semi automated process. Miltec PC is with RFI group.</text:p>
                <text:p text:style-name="P1"/>
              </text:list-item>
              <text:list-item>
                <text:p text:style-name="P1">SNK updated he is working on displaying data on web interface. He is able to display current as well as old data. He is also busy in reviewing SRS document by TCS.SNK explained about the starting procedure of present online program.</text:p>
              </text:list-item>
            </text:list>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arial" svg:font-family="arial, sans-serif"/>
    <style:font-face style:name="Cantarell" svg:font-family="Cantarel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8-07T13:33:14</meta:creation-date>
    <dc:date>2013-07-26T16:32:11</dc:date>
    <dc:creator>teleset </dc:creator>
    <meta:editing-duration>PT19H12M13S</meta:editing-duration>
    <meta:editing-cycles>229</meta:editing-cycles>
    <meta:generator>LibreOffice/3.4$Linux LibreOffice_project/340m1$Build-602</meta:generator>
    <meta:document-statistic meta:table-count="1" meta:image-count="0" meta:object-count="0" meta:page-count="1" meta:paragraph-count="29" meta:word-count="594" meta:character-count="3364" meta:non-whitespace-character-count="2774"/>
  </office:meta>
</office:document-meta>
</file>